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0d9e7" officeooo:paragraph-rsid="0000d9e7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0d9e7" officeooo:paragraph-rsid="0000d9e7"/>
    </style:style>
    <style:style style:name="P3" style:family="paragraph" style:parent-style-name="Standard">
      <style:text-properties fo:font-weight="bold" officeooo:rsid="0000d9e7" officeooo:paragraph-rsid="0000d9e7" style:font-weight-asian="bold" style:font-weight-complex="bold"/>
    </style:style>
    <style:style style:name="P4" style:family="paragraph" style:parent-style-name="Standard">
      <style:text-properties officeooo:rsid="0001566b" officeooo:paragraph-rsid="0001566b"/>
    </style:style>
    <style:style style:name="P5" style:family="paragraph" style:parent-style-name="Standard">
      <style:text-properties fo:font-weight="bold" officeooo:rsid="0001566b" officeooo:paragraph-rsid="0001566b" style:font-weight-asian="bold" style:font-weight-complex="bold"/>
    </style:style>
    <style:style style:name="T1" style:family="text">
      <style:text-properties officeooo:rsid="0001566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0d9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cniche di iterazione</text:span></text:p>
      <text:p text:style-name="P2"/>
      <text:p text:style-name="P2">In Java, l'iterazione su una collezione è un'operazione fondamentale. Esistono diversi modi per scorrere gli elementi di una collezione, ognuno con caratteristiche, vantaggi e limitazioni specifiche.</text:p>
      <text:p text:style-name="P2"/>
      <text:p text:style-name="P2">Le principali tecniche di iterazione sono:</text:p>
      <text:p text:style-name="P2">- <text:span text:style-name="T2">For-each</text:span>:Un modo semplice e leggibile per iterare sugli elementi di un array o di una collezione.</text:p>
      <text:p text:style-name="P2">- <text:span text:style-name="T2">Iterator</text:span> Un oggetto che permette di scorrere una collezione elemento per elemento, con la possibilità di rimuovere elementi in modo sicuro.</text:p>
      <text:p text:style-name="P2">- <text:span text:style-name="T2">Stream API</text:span>: Un approccio dichiarativo basato sulla programmazione funzionale, che consente operazioni complesse sui dati con codice più conciso ed efficiente.</text:p>
      <text:p text:style-name="P2"/>
      <text:p text:style-name="P3">For-each</text:p>
      <text:p text:style-name="P2">In java si può usare un for-each su un qualsiasi oggetto che implementa l’interfaccia <text:a xlink:type="simple" xlink:href="https://docs.oracle.com/javase/8/docs/api/java/lang/Iterable.html" text:style-name="Internet_20_link" text:visited-style-name="Visited_20_Internet_20_Link">Iterable&lt;T&gt;</text:a>.</text:p>
      <text:p text:style-name="P2">Sintassi:</text:p>
      <text:p text:style-name="P2"/>
      <text:p text:style-name="P2">for (Tipo elemento : collezione) {<text:line-break/> <text:s text:c="3"/>// Operazioni sull'elemento<text:line-break/>}<text:line-break/></text:p>
      <text:p text:style-name="P3">Iterator</text:p>
      <text:p text:style-name="P2">Essa un'interfaccia che consente di scorrere una collezione in modo più controllato rispetto al for-each. È utile quando è necessario rimuovere elementi dalla collezione durante l'iterazione. I metodi principali usati sono:</text:p>
      <text:p text:style-name="P2">boolean hasNext() → Ritorna true se ci sono ancora elementi da iterare.</text:p>
      <text:p text:style-name="P2">E next() → Restituisce il prossimo elemento.</text:p>
      <text:p text:style-name="P2">void remove() → Rimuove l'elemento corrente (da usare con cautela).</text:p>
      <text:p text:style-name="P2"/>
      <text:p text:style-name="P2">public static void main(String[] args) { </text:p>
      <text:p text:style-name="P2"><text:tab/>List&lt;String&gt; nomi = new ArrayList&lt;&gt;();</text:p>
      <text:p text:style-name="P2"><text:tab/>nomi.add("Alice");</text:p>
      <text:p text:style-name="P2"><text:tab/>nomi.add("Bob");</text:p>
      <text:p text:style-name="P2"><text:tab/>nomi.add("Charlie");</text:p>
      <text:p text:style-name="P2"><text:tab/>Iterator&lt;String&gt; iter = nomi.iterator();</text:p>
      <text:p text:style-name="P2"><text:tab/>while (iter.hasNext()) {</text:p>
      <text:p text:style-name="P2"><text:tab/><text:tab/>String nome = iter.next();</text:p>
      <text:p text:style-name="P2"><text:tab/><text:tab/>if (nome.equals("Bob")) {</text:p>
      <text:p text:style-name="P2"><text:tab/><text:tab/><text:tab/>iter.remove(); // Rimuove "Bob" in modo sicuro</text:p>
      <text:p text:style-name="P2"><text:tab/><text:tab/>}</text:p>
      <text:p text:style-name="P2"><text:tab/>}</text:p>
      <text:p text:style-name="P2">} </text:p>
      <text:p text:style-name="P2"/>
      <text:p text:style-name="P2">Per usare un Iterator, la collezione deve implementare l'interfaccia Iterable&lt;T&gt;, che fornisce il metodo iterator(). Tutte le collezioni standard di Java (come List, Set, Queue) implementano Iterable&lt;T&gt;, quindi puoi ottenere un Iterator direttamente.</text:p>
      <text:p text:style-name="P4">Per utilizzare Iterator la collezione deve implementare l’interfaccia <text:a xlink:type="simple" xlink:href="https://docs.oracle.com/javase/8/docs/api/java/lang/Iterable.html" text:style-name="Internet_20_link" text:visited-style-name="Visited_20_Internet_20_Link"><text:span text:style-name="T3">Iterable&lt;T&gt;</text:span></text:a><text:span text:style-name="T3">. </text:span>Si può creare anche il proprio iteratore per la propria classe implementando Iterable&lt;T&gt; e fornendo un Iterator&lt;T&gt;.</text:p>
      <text:p text:style-name="P4"/>
      <text:p text:style-name="P5"><text:soft-page-break/>Stream API</text:p>
      <text:p text:style-name="P4">Consente di iterare su una collezione in modo dichiarativo e funzionale. Offre operazioni come filtro, trasformazione e riduzione. Esempio:</text:p>
      <text:p text:style-name="P4"/>
      <text:p text:style-name="P4">public static void main(String[] args) {</text:p>
      <text:p text:style-name="P4"><text:s text:c="8"/>List&lt;String&gt; nomi = new ArrayList&lt;&gt;();</text:p>
      <text:p text:style-name="P4"><text:s text:c="8"/>nomi.add("Alice");</text:p>
      <text:p text:style-name="P4"><text:s text:c="8"/>nomi.add("Bob");</text:p>
      <text:p text:style-name="P4"><text:s text:c="8"/>nomi.add("Charlie");</text:p>
      <text:p text:style-name="P4"/>
      <text:p text:style-name="P4"><text:s text:c="8"/>// Iterazione con Stream API</text:p>
      <text:p text:style-name="P4"><text:s text:c="8"/>nomi.stream().forEach(nome -&gt; System.out.println(nome));</text:p>
      <text:p text:style-name="P4"><text:s text:c="4"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20:22:14.385000000</meta:creation-date>
    <dc:date>2025-02-21T20:40:05.740000000</dc:date>
    <meta:editing-duration>PT7M3S</meta:editing-duration>
    <meta:editing-cycles>1</meta:editing-cycles>
    <meta:document-statistic meta:table-count="0" meta:image-count="0" meta:object-count="0" meta:page-count="2" meta:paragraph-count="41" meta:word-count="326" meta:character-count="2441" meta:non-whitespace-character-count="2081"/>
    <meta:generator>LibreOffice/24.8.4.2$Windows_X86_64 LibreOffice_project/bb3cfa12c7b1bf994ecc5649a80400d06cd71002</meta:generator>
  </office:meta>
</office:document-meta>
</file>